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c390" officeooo:paragraph-rsid="001cc390"/>
    </style:style>
    <style:style style:name="P2" style:family="paragraph" style:parent-style-name="Header">
      <style:paragraph-properties fo:text-align="start" style:justify-single-word="false"/>
      <style:text-properties officeooo:rsid="001cc390" officeooo:paragraph-rsid="001cc390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cc390" officeooo:paragraph-rsid="001cc39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cc390" officeooo:paragraph-rsid="001cc39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c390" officeooo:paragraph-rsid="001cc390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1d2e36" officeooo:paragraph-rsid="001d2e36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fo:font-weight="normal" officeooo:rsid="001d2e36" officeooo:paragraph-rsid="001d2e36" style:font-size-asian="14pt" style:font-weight-asian="normal" style:font-size-complex="14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4pt" fo:font-weight="normal" officeooo:rsid="001d2e36" officeooo:paragraph-rsid="001d2e36" style:font-size-asian="14pt" style:font-weight-asian="normal" style:font-size-complex="14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4pt" fo:font-weight="normal" officeooo:rsid="00236653" officeooo:paragraph-rsid="00236653" style:font-size-asian="14pt" style:font-weight-asian="normal" style:font-size-complex="14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4pt" fo:font-weight="normal" officeooo:rsid="0020dd78" officeooo:paragraph-rsid="0020dd78" style:font-size-asian="14pt" style:font-weight-asian="normal" style:font-size-complex="14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fo:font-weight="normal" officeooo:rsid="00236653" officeooo:paragraph-rsid="00236653" style:font-size-asian="10.5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weight="normal" officeooo:rsid="00236775" officeooo:paragraph-rsid="00236775" style:font-size-asian="10.5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ef21f"/>
    </style:style>
    <style:style style:name="T4" style:family="text">
      <style:text-properties officeooo:rsid="0021f7f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eekly Report</text:p>
      <text:p text:style-name="P3"/>
      <text:p text:style-name="P4">My goals from last week:</text:p>
      <text:list xml:id="list2505251358297937411" text:style-name="L1">
        <text:list-item>
          <text:p text:style-name="P6">Read over ROS tutorials.</text:p>
        </text:list-item>
        <text:list-item>
          <text:p text:style-name="P6">Pack and say goodbye to everyone.</text:p>
        </text:list-item>
        <text:list-item>
          <text:p text:style-name="P6">Read over and comment on assigned documents about telecommunication and following your nose.</text:p>
        </text:list-item>
      </text:list>
      <text:p text:style-name="P4"/>
      <text:p text:style-name="P4">My accomplishments this week:</text:p>
      <text:list xml:id="list2019875418875920144" text:style-name="L2">
        <text:list-item>
          <text:p text:style-name="P7">Got to Texas safely.</text:p>
        </text:list-item>
        <text:list-item>
          <text:p text:style-name="P7">Settled in.</text:p>
        </text:list-item>
        <text:list-item>
          <text:p text:style-name="P7">Got acquainted with everyone.</text:p>
        </text:list-item>
        <text:list-item>
          <text:p text:style-name="P7">Got a tour of campus and the lab.</text:p>
        </text:list-item>
        <text:list-item>
          <text:p text:style-name="P7">Read and signed Lab Covenant.</text:p>
        </text:list-item>
        <text:list-item>
          <text:p text:style-name="P7">Read and signed Lab Key Request Approval.</text:p>
        </text:list-item>
      </text:list>
      <text:p text:style-name="P4"/>
      <text:p text:style-name="P4">My goals for next week:</text:p>
      <text:list xml:id="list5591797328436020638" text:style-name="L3">
        <text:list-item>
          <text:p text:style-name="P8">Prepare a work environment.</text:p>
        </text:list-item>
        <text:list-item>
          <text:p text:style-name="P9">Laser cut name tag.</text:p>
        </text:list-item>
        <text:list-item>
          <text:p text:style-name="P8">Conduct a status check on the rovers and simulator.</text:p>
        </text:list-item>
        <text:list-item>
          <text:p text:style-name="P8">Refresh on ROS and OpenCV.</text:p>
        </text:list-item>
        <text:list-item>
          <text:p text:style-name="P8">Take 2 photos with rover <text:span text:style-name="T3">web cam.</text:span></text:p>
        </text:list-item>
        <text:list-item>
          <text:p text:style-name="P8">Transform the images to become flat.</text:p>
        </text:list-item>
        <text:list-item>
          <text:p text:style-name="P8">Stitch the two images together.</text:p>
          <text:p text:style-name="P10"/>
        </text:list-item>
      </text:list>
      <text:p text:style-name="P4"/>
      <text:p text:style-name="P4">Dr. Becker <text:span text:style-name="T4">needs to</text:span>:</text:p>
      <text:list xml:id="list448961102326206354" text:style-name="L4">
        <text:list-item>
          <text:p text:style-name="P11">Tell me who else is working on the Swarmie Rovers.</text:p>
        </text:list-item>
        <text:list-item>
          <text:p text:style-name="P11">Give me my PeopleSoft ID.</text:p>
        </text:list-item>
        <text:list-item>
          <text:p text:style-name="P12">Take my key request approval.</text:p>
        </text:list-item>
        <text:list-item>
          <text:p text:style-name="P12">Help my cut out my name tag.</text:p>
        </text:list-item>
      </text:list>
      <text:p text:style-name="P4"/>
      <text:p text:style-name="P4"/>
      <text:p text:style-name="P4"><draw:frame draw:style-name="fr1" draw:name="Object1" text:anchor-type="paragraph" svg:x="-0.7874in" svg:y="0.0709in" svg:width="8.5in" svg:height="1.7236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c390" officeooo:paragraph-rsid="001cc390"/>
    </style:style>
    <style:style style:name="MP2" style:family="paragraph" style:parent-style-name="Header">
      <style:paragraph-properties fo:text-align="start" style:justify-single-word="false"/>
      <style:text-properties officeooo:rsid="001cc390" officeooo:paragraph-rsid="001cc390"/>
    </style:style>
    <style:style style:name="MT1" style:family="text">
      <style:text-properties style:text-position="super 58%"/>
    </style:style>
    <style:style style:name="MT2" style:family="text">
      <style:text-properties style:text-position="0% 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David Wu</text:p>
        <text:p text:style-name="MP2">Robotics Swarm Control Lab <text:s text:c="76"/>Wednesday, June 1<text:span text:style-name="MT1">st</text:span><text:span text:style-name="MT2">, 20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2:27:57.115678809</meta:creation-date>
    <dc:date>2016-06-01T14:50:17.681277597</dc:date>
    <meta:editing-duration>PT1H19M37S</meta:editing-duration>
    <meta:editing-cycles>7</meta:editing-cycles>
    <meta:generator>LibreOffice/4.2.8.2$Linux_X86_64 LibreOffice_project/420m0$Build-2</meta:generator>
    <meta:document-statistic meta:table-count="0" meta:image-count="0" meta:object-count="1" meta:page-count="2" meta:paragraph-count="28" meta:word-count="171" meta:character-count="933" meta:non-whitespace-character-count="7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154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0.5665in"/>
    </style:style>
    <style:style style:name="co4" style:family="table-column">
      <style:table-column-properties fo:break-before="auto" style:column-width="0.9571in"/>
    </style:style>
    <style:style style:name="co5" style:family="table-column">
      <style:table-column-properties fo:break-before="auto" style:column-width="6.9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text-position="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cd5b5" style:diagonal-bl-tr="none" style:diagonal-tl-br="none" fo:border-left="none" fo:border-right="0.74pt solid #000000" style:rotation-align="none" fo:border-top="0.74pt solid #000000"/>
      <style:text-properties fo:color="#333333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fcd5b5" style:rotation-align="none"/>
      <style:text-properties style:text-position=""/>
    </style:style>
    <style:style style:name="ce14" style:family="table-cell" style:parent-style-name="Default" style:data-style-name="N43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43">
      <style:table-cell-properties style:rotation-align="none"/>
      <style:text-properties style:text-position="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767676" style:text-outline="false" style:text-line-through-style="none" style:text-line-through-type="none" style:text-position="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text-position="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text-position="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333333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767676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8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cd5b5" style:diagonal-bl-tr="none" style:diagonal-tl-br="none" fo:border-left="none" fo:border-right="0.74pt solid #000000" style:rotation-align="none" fo:border-top="0.74pt solid #000000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fo:background-color="#fcd5b5" style:rotation-align="none"/>
    </style:style>
    <style:style style:name="ce37" style:family="table-cell" style:parent-style-name="Default" style:data-style-name="N43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43">
      <style:table-cell-properties style:rotation-align="none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25"/>
        <table:table-column table:style-name="co1" table:default-cell-style-name="ce28"/>
        <table:table-column table:style-name="co2" table:default-cell-style-name="ce33"/>
        <table:table-column table:style-name="co3" table:default-cell-style-name="ce26"/>
        <table:table-column table:style-name="co4" table:default-cell-style-name="ce36"/>
        <table:table-column table:style-name="co2" table:default-cell-style-name="ce33"/>
        <table:table-column table:style-name="co3" table:default-cell-style-name="ce26"/>
        <table:table-column table:style-name="co4" table:default-cell-style-name="ce36"/>
        <table:table-column table:style-name="co2" table:default-cell-style-name="ce33"/>
        <table:table-column table:style-name="co3" table:default-cell-style-name="ce26"/>
        <table:table-column table:style-name="co4" table:default-cell-style-name="ce36"/>
        <table:table-column table:style-name="co2" table:default-cell-style-name="ce33"/>
        <table:table-column table:style-name="co3" table:default-cell-style-name="ce26"/>
        <table:table-column table:style-name="co4" table:default-cell-style-name="ce36"/>
        <table:table-column table:style-name="co2" table:default-cell-style-name="ce33"/>
        <table:table-column table:style-name="co3" table:default-cell-style-name="ce26"/>
        <table:table-column table:style-name="co4" table:default-cell-style-name="ce36"/>
        <table:table-column table:style-name="co2" table:default-cell-style-name="ce33"/>
        <table:table-column table:style-name="co3" table:default-cell-style-name="ce26"/>
        <table:table-column table:style-name="co4" table:default-cell-style-name="ce36"/>
        <table:table-column table:style-name="co2" table:default-cell-style-name="ce33"/>
        <table:table-column table:style-name="co3" table:default-cell-style-name="ce26"/>
        <table:table-column table:style-name="co4" table:default-cell-style-name="ce36"/>
        <table:table-column table:style-name="co1" table:number-columns-repeated="2" table:default-cell-style-name="ce26"/>
        <table:table-column table:style-name="co5" table:default-cell-style-name="ce26"/>
        <table:table-row table:style-name="ro1">
          <table:table-cell table:style-name="Default"/>
          <table:table-cell table:style-name="ce26" office:value-type="string" calcext:value-type="string">
            <text:p>Name:</text:p>
          </table:table-cell>
          <table:table-cell table:style-name="Default" table:number-columns-repeated="22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ce30" table:number-columns-repeated="21"/>
          <table:table-cell table:style-name="Default"/>
          <table:table-cell/>
          <table:table-cell table:style-name="Default"/>
        </table:table-row>
        <table:table-row table:style-name="ro2">
          <table:table-cell table:style-name="Default" table:number-columns-repeated="2"/>
          <table:table-cell table:style-name="ce31" office:value-type="string" calcext:value-type="string" table:number-columns-spanned="3" table:number-rows-spanned="1">
            <text:p>Sun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Mon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Tues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Wed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Thurs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Fri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Sat</text:p>
          </table:table-cell>
          <table:covered-table-cell table:number-columns-repeated="2" table:style-name="ce31"/>
          <table:table-cell office:value-type="string" calcext:value-type="string">
            <text:p>Week</text:p>
          </table:table-cell>
          <table:table-cell/>
          <table:table-cell table:style-name="ce39" office:value-type="string" calcext:value-type="string">
            <text:p>Notes:</text:p>
          </table:table-cell>
        </table:table-row>
        <table:table-row table:style-name="ro2">
          <table:table-cell table:style-name="ce24"/>
          <table:table-cell table:style-name="ce27" office:value-type="string" calcext:value-type="string">
            <text:p>Week</text:p>
          </table:table-cell>
          <table:table-cell table:style-name="ce32" office:value-type="string" calcext:value-type="string">
            <text:p>time In</text:p>
          </table:table-cell>
          <table:table-cell table:style-name="ce34" office:value-type="string" calcext:value-type="string">
            <text:p>timeOut</text:p>
          </table:table-cell>
          <table:table-cell table:style-name="ce35" office:value-type="string" calcext:value-type="string">
            <text:p>hoursWorked</text:p>
          </table:table-cell>
          <table:table-cell table:style-name="ce32" office:value-type="string" calcext:value-type="string">
            <text:p>time In</text:p>
          </table:table-cell>
          <table:table-cell table:style-name="ce34" office:value-type="string" calcext:value-type="string">
            <text:p>timeOut</text:p>
          </table:table-cell>
          <table:table-cell table:style-name="ce35" office:value-type="string" calcext:value-type="string">
            <text:p>hoursWorked</text:p>
          </table:table-cell>
          <table:table-cell table:style-name="ce32" office:value-type="string" calcext:value-type="string">
            <text:p>time In</text:p>
          </table:table-cell>
          <table:table-cell table:style-name="ce34" office:value-type="string" calcext:value-type="string">
            <text:p>timeOut</text:p>
          </table:table-cell>
          <table:table-cell table:style-name="ce35" office:value-type="string" calcext:value-type="string">
            <text:p>hoursWorked</text:p>
          </table:table-cell>
          <table:table-cell table:style-name="ce32" office:value-type="string" calcext:value-type="string">
            <text:p>time In</text:p>
          </table:table-cell>
          <table:table-cell table:style-name="ce34" office:value-type="string" calcext:value-type="string">
            <text:p>timeOut</text:p>
          </table:table-cell>
          <table:table-cell table:style-name="ce35" office:value-type="string" calcext:value-type="string">
            <text:p>hoursWorked</text:p>
          </table:table-cell>
          <table:table-cell table:style-name="ce32" office:value-type="string" calcext:value-type="string">
            <text:p>time In</text:p>
          </table:table-cell>
          <table:table-cell table:style-name="ce34" office:value-type="string" calcext:value-type="string">
            <text:p>timeOut</text:p>
          </table:table-cell>
          <table:table-cell table:style-name="ce35" office:value-type="string" calcext:value-type="string">
            <text:p>hoursWorked</text:p>
          </table:table-cell>
          <table:table-cell table:style-name="ce32" office:value-type="string" calcext:value-type="string">
            <text:p>time In</text:p>
          </table:table-cell>
          <table:table-cell table:style-name="ce34" office:value-type="string" calcext:value-type="string">
            <text:p>timeOut</text:p>
          </table:table-cell>
          <table:table-cell table:style-name="ce35" office:value-type="string" calcext:value-type="string">
            <text:p>hoursWorked</text:p>
          </table:table-cell>
          <table:table-cell table:style-name="ce32" office:value-type="string" calcext:value-type="string">
            <text:p>time In</text:p>
          </table:table-cell>
          <table:table-cell table:style-name="ce34" office:value-type="string" calcext:value-type="string">
            <text:p>timeOut</text:p>
          </table:table-cell>
          <table:table-cell table:style-name="ce35" office:value-type="string" calcext:value-type="string">
            <text:p>hoursWorked</text:p>
          </table:table-cell>
          <table:table-cell office:value-type="string" calcext:value-type="string">
            <text:p>Total Hours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6.05.18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5]+[.H5]+[.K5]+[.N5]+[.Q5]+[.T5]+[.W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6.05.25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6]+[.H6]+[.K6]+[.N6]+[.Q6]+[.T6]+[.W6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16.06.0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7" office:value-type="time" office:time-value="PT13H30M00S" calcext:value-type="time">
            <text:p>01:30:00 PM</text:p>
          </table:table-cell>
          <table:table-cell table:style-name="ce38" office:value-type="time" office:time-value="PT19H30M00S" calcext:value-type="time">
            <text:p>07:30:00 PM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E7]+[.H7]+[.K7]+[.N7]+[.Q7]+[.T7]+[.W7])" office:value-type="float" office:value="6" calcext:value-type="float">
            <text:p>6</text:p>
          </table:table-cell>
          <table:table-cell/>
          <table:table-cell office:value-type="string" calcext:value-type="string">
            <text:p>Arrived on Tuesday, 5/31/2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6.06.08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8]+[.H8]+[.K8]+[.N8]+[.Q8]+[.T8]+[.W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6.06.15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9]+[.H9]+[.K9]+[.N9]+[.Q9]+[.T9]+[.W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6.06.22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0]+[.H10]+[.K10]+[.N10]+[.Q10]+[.T10]+[.W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6.06.29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1]+[.H11]+[.K11]+[.N11]+[.Q11]+[.T11]+[.W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6.07.06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2]+[.H12]+[.K12]+[.N12]+[.Q12]+[.T12]+[.W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6.07.13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3]+[.H13]+[.K13]+[.N13]+[.Q13]+[.T13]+[.W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6.07.20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4]+[.H14]+[.K14]+[.N14]+[.Q14]+[.T14]+[.W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6.07.27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5]+[.H15]+[.K15]+[.N15]+[.Q15]+[.T15]+[.W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6.08.03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6]+[.H16]+[.K16]+[.N16]+[.Q16]+[.T16]+[.W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6.08.10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7]+[.H17]+[.K17]+[.N17]+[.Q17]+[.T17]+[.W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6.08.17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8]+[.H18]+[.K18]+[.N18]+[.Q18]+[.T18]+[.W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6.08.24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9]+[.H19]+[.K19]+[.N19]+[.Q19]+[.T19]+[.W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2016.08.31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20]+[.H20]+[.K20]+[.N20]+[.Q20]+[.T20]+[.W20]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26"/>
          <table:table-cell table:style-name="Default"/>
          <table:table-cell table:style-name="ce26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/>
          <table:table-cell table:number-columns-repeated="3"/>
        </table:table-row>
        <table:table-row table:style-name="ro1">
          <table:table-cell table:style-name="ce26"/>
          <table:table-cell table:style-name="ce29" office:value-type="string" calcext:value-type="string">
            <text:p>You can only bill 40 hours per week.</text:p>
          </table:table-cell>
          <table:table-cell table:style-name="ce26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/>
          <table:table-cell table:number-columns-repeated="3"/>
        </table:table-row>
        <table:table-row table:style-name="ro1">
          <table:table-cell table:style-name="ce26"/>
          <table:table-cell table:style-name="Default"/>
          <table:table-cell table:style-name="ce26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/>
          <table:table-cell table:number-columns-repeated="3"/>
        </table:table-row>
        <table:table-row table:style-name="ro1">
          <table:table-cell table:style-name="ce26"/>
          <table:table-cell table:style-name="ce26" office:value-type="string" calcext:value-type="string">
            <text:p>(esp. PhD students, I require you to take one day off per week)</text:p>
          </table:table-cell>
          <table:table-cell table:style-name="ce26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6"/>
          <table:table-cell table:number-columns-repeated="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4:42:53.170089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